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8pt" style:font-size-asian="8pt" style:font-size-complex="8pt"/>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margin-left="0cm" fo:margin-right="-0.549cm" fo:text-indent="0cm" style:auto-text-indent="false"/>
    </style:style>
    <style:style style:name="P8" style:family="paragraph" style:parent-style-name="Standard">
      <style:paragraph-properties fo:margin-left="0cm" fo:margin-right="-0.549cm" fo:text-align="justify" style:justify-single-word="false" fo:text-indent="0cm" style:auto-text-indent="false"/>
      <style:text-properties style:text-underline-style="none" fo:font-weight="normal" style:font-weight-asian="normal" style:font-weight-complex="normal"/>
    </style:style>
    <style:style style:name="P9" style:family="paragraph" style:parent-style-name="Standard">
      <style:paragraph-properties fo:margin-left="0.023cm" fo:margin-right="-0.549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Standard">
      <style:paragraph-properties fo:margin-left="0.023cm" fo:margin-right="-0.549cm" fo:text-align="justify" style:justify-single-word="false" fo:text-indent="0cm" style:auto-text-indent="false">
        <style:tab-stops/>
      </style:paragraph-properties>
      <style:text-properties style:text-underline-style="none" fo:font-weight="normal" style:font-weight-asian="normal" style:font-weight-complex="normal"/>
    </style:style>
    <style:style style:name="P11" style:family="paragraph" style:parent-style-name="Standard">
      <style:paragraph-properties fo:margin-left="0.023cm" fo:margin-right="-0.549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margin-left="2.498cm" fo:margin-right="-0.866cm" fo:text-indent="1.249cm" style:auto-text-indent="false"/>
    </style:style>
    <style:style style:name="P14" style:family="paragraph" style:parent-style-name="Standard">
      <style:paragraph-properties fo:margin-left="-1.588cm" fo:margin-right="0cm" fo:text-indent="0cm" style:auto-text-indent="false"/>
    </style:style>
    <style:style style:name="P15" style:family="paragraph" style:parent-style-name="Standard">
      <style:paragraph-properties fo:margin-left="-1.588cm" fo:margin-right="0cm" fo:text-indent="0cm" style:auto-text-indent="false"/>
      <style:text-properties style:text-underline-style="solid" style:text-underline-width="auto" style:text-underline-color="font-color"/>
    </style:style>
    <style:style style:name="P16" style:family="paragraph" style:parent-style-name="Standard">
      <style:paragraph-properties fo:margin-left="-1.588cm" fo:margin-right="0cm" fo:text-align="center" style:justify-single-word="false" fo:text-indent="0cm" style:auto-text-indent="false"/>
    </style:style>
    <style:style style:name="P17" style:family="paragraph" style:parent-style-name="Standard">
      <style:paragraph-properties fo:margin-left="-1.588cm" fo:margin-right="0cm" fo:text-indent="1.588cm" style:auto-text-indent="false"/>
    </style:style>
    <style:style style:name="P18"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19" style:family="paragraph" style:parent-style-name="Standard" style:master-page-name="Standard">
      <style:paragraph-properties fo:text-align="center" style:justify-single-word="false" style:page-number="auto"/>
    </style:style>
    <style:style style:name="P20"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23"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text-underline-style="none" fo:font-weight="normal" style:font-size-asian="11pt" style:font-weight-asian="normal" style:font-size-complex="11pt" style:font-weight-complex="normal"/>
    </style:style>
    <style:style style:name="P24" style:family="paragraph" style:parent-style-name="Standard" style:list-style-name="L2">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25"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solid" style:text-underline-width="auto" style:text-underline-color="font-color" fo:font-weight="bold" style:font-weight-asian="bold" style:font-weight-complex="bold"/>
    </style:style>
    <style:style style:name="P26" style:family="paragraph" style:parent-style-name="Standard" style:list-style-name="L3">
      <style:paragraph-properties fo:margin-left="0.023cm" fo:margin-right="-0.549cm" fo:text-align="justify" style:justify-single-word="false" fo:text-indent="0cm" style:auto-text-indent="false">
        <style:tab-stops/>
      </style:paragraph-properties>
    </style:style>
    <style:style style:name="P27" style:family="paragraph" style:parent-style-name="Standard" style:list-style-name="L3">
      <style:paragraph-properties fo:margin-left="0.023cm" fo:margin-right="-0.549cm" fo:text-align="justify" style:justify-single-word="false" fo:text-indent="0cm" style:auto-text-indent="false">
        <style:tab-stops/>
      </style:paragraph-properties>
      <style:text-properties style:text-underline-style="none" fo:font-weight="normal" style:font-weight-asian="normal" style:font-weight-complex="normal"/>
    </style:style>
    <style:style style:name="P28" style:family="paragraph" style:parent-style-name="Standard" style:list-style-name="L3">
      <style:paragraph-properties fo:margin-left="0.023cm" fo:margin-right="-0.549cm" fo:text-align="justify" style:justify-single-word="false" fo:text-indent="0cm" style:auto-text-indent="false">
        <style:tab-stops/>
      </style:paragraph-properties>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text-underline-style="none" fo:font-weight="bold" style:font-weight-asian="bold" style:font-weight-complex="bold"/>
    </style:style>
    <style:style style:name="T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XTRAIT DU REGISTRE</text:p>
      <text:p text:style-name="P3">DES DELIBERATIONS DU CONSEIL MUNICIPAL</text:p>
      <text:p text:style-name="P13">DE LA COMMUNE DE MONTREUIL-EN-TOURAINE</text:p>
      <text:p text:style-name="P14"/>
      <text:p text:style-name="Standard">Nombre de conseillers en exercice : 11</text:p>
      <text:p text:style-name="P17">Nombre de présents : 10</text:p>
      <text:p text:style-name="P17">Nombre d’exprimés : 11 dont 1 pouvoir</text:p>
      <text:p text:style-name="P17"/>
      <text:p text:style-name="P14"><text:tab/><text:tab/><text:tab/><text:tab/><text:tab/><text:tab/><text:tab/><text:span text:style-name="T1">Séance du mardi 12 mai 2009</text:span></text:p>
      <text:p text:style-name="P15"/>
      <text:p text:style-name="P17"><text:span text:style-name="T1">Date de la convocation </text:span>:</text:p>
      <text:p text:style-name="P17">06 mai 2009</text:p>
      <text:p text:style-name="P16">--------------------------------</text:p>
      <text:p text:style-name="P4">L’an deux mil neuf le douze mai, à dix huit heures trente, le Conseil Municipal de cette commune, régulièrement convoqué, s’est réuni au nombre prescrit par la loi, dans le lieu habituel de ses séances, sous la présidence de Monsieur Jean-Luc PADIOLLEAU, 1er adjoint.</text:p>
      <text:p text:style-name="P4"/>
      <text:p text:style-name="P4"><text:span text:style-name="T1">Présents</text:span> : Messieurs PADIOLLEAU, MORLEC, RONCIER, GALIMANT, ADUMEAU, Mesdames ULIVI, MORLEC C, GENTILHOMME, ROQUIN, FRANCESCAT,</text:p>
      <text:p text:style-name="P4"><text:span text:style-name="T1">Pouvoirs</text:span> : M. COLLIGNON à M. PADIOLLEAU,</text:p>
      <text:p text:style-name="P4"/>
      <text:p text:style-name="P5"/>
      <text:p text:style-name="P4">Madame Catherine GENTILHOMME a été élue secrétaire de séance.</text:p>
      <text:p text:style-name="P4"/>
      <text:p text:style-name="P4"><text:span text:style-name="T4">Ordre du jour</text:span> :</text:p>
      <text:list xml:id="list38391113" text:style-name="L1">
        <text:list-header>
          <text:p text:style-name="P22"/>
        </text:list-header>
        <text:list-item>
          <text:p text:style-name="P22">Etude de la crise actuelle au sein du Conseil Municipal</text:p>
        </text:list-item>
        <text:list-item>
          <text:p text:style-name="P22">Organisation des bureaux de vote pour les élections du 07 juin prochain</text:p>
        </text:list-item>
        <text:list-item>
          <text:p text:style-name="P23">Demande de subvention dans le cadre de l'enveloppe parlementaire a Mme Claude GREFF</text:p>
        </text:list-item>
        <text:list-item>
          <text:p text:style-name="P22">Délibération concernant le changement de prestataire pour la cantine</text:p>
        </text:list-item>
        <text:list-item>
          <text:p text:style-name="P22">Transfert de l'indemnité de Maire au 1er adjoint</text:p>
        </text:list-item>
        <text:list-item>
          <text:p text:style-name="P22">Questions diverses</text:p>
        </text:list-item>
      </text:list>
      <text:p text:style-name="P3">~~~~~~~~~~~~~~~</text:p>
      <text:p text:style-name="P4">Vote du compte-rendu de la précédente réunion :</text:p>
      <text:p text:style-name="P4">pour : 11</text:p>
      <text:p text:style-name="P4">abstention : 0</text:p>
      <text:p text:style-name="P4">contre : 0</text:p>
      <text:p text:style-name="P4"/>
      <text:p text:style-name="P4"/>
      <text:list xml:id="list38394978" text:style-name="L2">
        <text:list-item>
          <text:p text:style-name="P24">ETUDE DE LA CRISE ACTUELLE AU SEIN DU CONSEIL MUNICIPAL</text:p>
          <text:p text:style-name="P20"/>
        </text:list-item>
      </text:list>
      <text:p text:style-name="P4">Monsieur le 1er adjoint donne lecture à l'ensemble du Conseil des lettres de démission du Maire Christian HOFLACK et de la Conseillère Micheline HOFLACK en revenant brièvement sur les problèmes rencontrés avec eux au sein du Conseil Municipal.</text:p>
      <text:p text:style-name="P9"/>
      <text:p text:style-name="P9"/>
      <text:list xml:id="list38386155" text:continue-numbering="true" text:style-name="L2">
        <text:list-item>
          <text:p text:style-name="P24">ORGANISATION DES BUREAUX DE VOTE POUR LES ELECTIONS DU 07 JUIN 2009</text:p>
        </text:list-item>
      </text:list>
      <text:p text:style-name="P12"/>
      <text:p text:style-name="P18">2 bureaux de vote sont à prévoir, un pour les municipales partielles et un autre pour les élections européennes.</text:p>
      <text:p text:style-name="P18"><text:soft-page-break/>Concernant les élections municipales partielles, Monsieur PADIOLLEAU rappelle que 4 postes sont à pourvoir. Il donne par ailleurs lecture de la circulaire préfectorale relative à l'organisation de ces élections municipales partielles en précisant que la campagne commence le 26 mai pour s'achever le 06 juin.</text:p>
      <text:p text:style-name="P25"/>
      <text:p text:style-name="P25"/>
      <text:p text:style-name="P18"><text:span text:style-name="T3">3) </text:span><text:span text:style-name="T2">DEMANDE DE SUBVENTION DANS LE CADRE DE L'ENVELOPPE PARLEMENTAIRE A MME LA DEPUTE CLAUDE GREFF</text:span></text:p>
      <text:p text:style-name="P11"/>
      <text:p text:style-name="P4">Monsieur le 1er adjoint explique aux membres du Conseil que compte tenu de l'importance du coût de la construction des futurs vestiaires du stade de football, la commune peut effectuer une demande de subvention à Mme Claude GREFF, dans le cadre de l'Enveloppe Parlementaire.</text:p>
      <text:p text:style-name="P4">Le montant de cette subvention pourrait s'élever à 20 000€.</text:p>
      <text:p text:style-name="P6"/>
      <text:p text:style-name="P18">Après en avoir délibéré, les membres du Conseil acceptent à l'unanimité de procéder à cette demande et autorisent le 1er adjoint à signer tous les actes s'y rapportant.</text:p>
      <text:p text:style-name="P8"/>
      <text:p text:style-name="P7"><text:tab/><text:tab/></text:p>
      <text:list xml:id="list38368067" text:style-name="L3">
        <text:list-header>
          <text:p text:style-name="P26"><text:span text:style-name="T5">4) </text:span><text:span text:style-name="T2">CHANGEMENT DE PRESTATAIRE DE SERVICE POUR LA CANTINE</text:span></text:p>
        </text:list-header>
      </text:list>
      <text:p text:style-name="P11"/>
      <text:p text:style-name="P4">Le Conseil est invité à se prononcer sur les <text:s/>propositions faites par les Toques Régionales et Ansamble Val de France Restauration concernant le marché de restauration de la cantine scolaire à compter de l'année scolaire 2009/2010.</text:p>
      <text:p text:style-name="P6"/>
      <text:list xml:id="list38387497" text:continue-numbering="true" text:style-name="L3">
        <text:list-header>
          <text:p text:style-name="P27">Après étude de ces propositions et compte tenu que la mairie de Neuillé-le-Lierre (en regroupement pédagogique avec Montreuil-en-Touraine) procède au choix des Toques Régionales pour cette même année scolaires 2009/2010, les membres du Conseil décident à 10 voix pour et 1 abstention de passer ce marché avec les Toques Régionales.</text:p>
        </text:list-header>
      </text:list>
      <text:p text:style-name="P10"/>
      <text:p text:style-name="P10"/>
      <text:list xml:id="list38386177" text:continue-numbering="true" text:style-name="L3">
        <text:list-header>
          <text:p text:style-name="P26"><text:span text:style-name="T5">5) </text:span><text:span text:style-name="T2">TRANSFERT DE L'INDEMNITÉ DE MAIRE AU 1ER ADJOINT</text:span></text:p>
        </text:list-header>
      </text:list>
      <text:p text:style-name="P11"/>
      <text:p text:style-name="P4">Compte tenu de la démission du Maire et de son remplacement effectif par le 1er adjoint avec tout ce que cela entraîne en termes de responsabilités et de disponibilité, il est proposé aux membres du Conseil de se prononcer sur l'indemnisation de cette surcharge de travail pour le 1er adjoint. Il est proposé de procéder au transfert de l'indemnité de maire au 1er adjoint jusqu'aux prochaines élections, et ce à compter du 1er mai 2009.</text:p>
      <text:p text:style-name="P4"/>
      <text:list xml:id="list38399681" text:continue-numbering="true" text:style-name="L3">
        <text:list-header>
          <text:p text:style-name="P27">Après en avoir délibéré, à 9 voix pour et 2 abstentions, les membres du Conseil acceptent de procéder à cette demande et autorisent le 1er adjoint à signer tous les actes s'y rapportant.</text:p>
        </text:list-header>
      </text:list>
      <text:p text:style-name="P4"/>
      <text:list xml:id="list38392274" text:continue-numbering="true" text:style-name="L3">
        <text:list-header>
          <text:p text:style-name="P26"><text:span text:style-name="T5">6) </text:span><text:span text:style-name="T2">QUESTIONS DIVERSES</text:span></text:p>
          <text:p text:style-name="P28"/>
          <text:p text:style-name="P26">- Monsieur le 1er adjoint informe les membres du Conseil que certaines erreurs sont apparues lors du contrôle par la Préfecture des budgets 2009 de la commune et du service assainissement. Il convient de procéder à l'adoption d'un budget supplémentaire pour le commune ainsi que pour l'assainissement dans les meilleurs délais.</text:p>
        </text:list-header>
      </text:list>
      <text:p text:style-name="P4">La commission Finances est invitée à se réunir le 19 mai à 18h30 pour commencer le travail de modifications.</text:p>
      <text:p text:style-name="P4"/>
      <text:p text:style-name="P4"><text:soft-page-break/>- Le Conseil revient sur les travaux qui ont été effectués par Touraine Logement dans les anciens logements d'instituteurs au-dessus de l'école sans avoir demandé d'autorisation préalable, travaux qui ont engendré un risque d'effondrement. Une remise en état de ces locaux a été demandée à Touraine Logement.</text:p>
      <text:p text:style-name="P4"/>
      <text:p text:style-name="P4"/>
      <text:p text:style-name="P4">L'ordre du jour étant épuisé, la séance est levée à 20h00.</text:p>
      <text:p text:style-name="P4"/>
      <text:p text:style-name="P4"/>
      <text:p text:style-name="P4"/>
      <text:p text:style-name="P21">Pour le Maire démissionnaire</text:p>
      <text:p text:style-name="P21">le 1er adjoint</text:p>
      <text:p text:style-name="P4"><text:span text:style-name="T3">Jean-Luc PADIOLLEAU</text:span><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2"><draw:text-box fo:min-height="0.37cm"><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6-12T18:28:13.17</dc:date>
    <meta:print-date>2009-06-12T15:09:31.21</meta:print-date>
    <meta:editing-cycles>78</meta:editing-cycles>
    <meta:editing-duration>PT38H13M34S</meta:editing-duration>
    <meta:generator>OpenOffice.org/3.0$Win32 OpenOffice.org_project/300m9$Build-9358</meta:generator>
    <meta:printed-by>Isabelle Derouet</meta:printed-by>
    <meta:document-statistic meta:table-count="0" meta:image-count="0" meta:object-count="0" meta:page-count="3" meta:paragraph-count="51" meta:word-count="784" meta:character-count="4841"/>
    <meta:user-defined meta:name="Info 1"/>
    <meta:user-defined meta:name="Info 2"/>
    <meta:user-defined meta:name="Info 3"/>
    <meta:user-defined meta:name="Info 4"/>
  </office:meta>
</office:document-meta>
</file>